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_spectrum" table:style-name="ta1">
        <table:table-column table:style-name="co1" table:number-columns-repeated="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59" calcext:value-type="float">
            <text:p>1185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2063" calcext:value-type="float">
            <text:p>1206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58" calcext:value-type="float">
            <text:p>5858</text:p>
          </table:table-cell>
        </table:table-row>
      </table:table>
      <table:table table:name="peak_cs_1" table:style-name="ta1">
        <table:table-column table:style-name="co1" table:number-columns-repeated="2" table:default-cell-style-name="Default"/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6287" calcext:value-type="float">
            <text:p>16287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2154" calcext:value-type="float">
            <text:p>2215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6099" calcext:value-type="float">
            <text:p>2609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6779" calcext:value-type="float">
            <text:p>2677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3824" calcext:value-type="float">
            <text:p>2382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8632" calcext:value-type="float">
            <text:p>18632</text:p>
          </table:table-cell>
        </table:table-row>
      </table:table>
      <table:table table:name="peak_cs_2" table:style-name="ta1">
        <table:table-column table:style-name="co1" table:number-columns-repeated="2" table:default-cell-style-name="Default"/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2438" calcext:value-type="float">
            <text:p>12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1749" calcext:value-type="float">
            <text:p>11749</text:p>
          </table:table-cell>
        </table:table-row>
      </table:table>
      <table:table table:name="peak_co_1" table:style-name="ta1">
        <table:table-column table:style-name="co1" table:number-columns-repeated="2" table:default-cell-style-name="Default"/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3658" calcext:value-type="float">
            <text:p>13658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4298" calcext:value-type="float">
            <text:p>1429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597" calcext:value-type="float">
            <text:p>1459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4602" calcext:value-type="float">
            <text:p>146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4002" calcext:value-type="float">
            <text:p>14002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3085" calcext:value-type="float">
            <text:p>13085</text:p>
          </table:table-cell>
        </table:table-row>
      </table:table>
      <table:table table:name="peak_co_2" table:style-name="ta1">
        <table:table-column table:style-name="co1" table:number-columns-repeated="2" table:default-cell-style-name="Default"/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3815" calcext:value-type="float">
            <text:p>1381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7407" calcext:value-type="float">
            <text:p>17407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8808" calcext:value-type="float">
            <text:p>18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78" calcext:value-type="float">
            <text:p>1997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0043" calcext:value-type="float">
            <text:p>2004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9098" calcext:value-type="float">
            <text:p>1909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8040" calcext:value-type="float">
            <text:p>180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21:44:42.943430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39:56.806149637</meta:creation-date>
    <dc:date>2019-04-27T23:35:10.358279438</dc:date>
    <meta:editing-duration>PT3H45M47S</meta:editing-duration>
    <meta:editing-cycles>60</meta:editing-cycles>
    <meta:generator>LibreOffice/6.2.2.2$Linux_X86_64 LibreOffice_project/20$Build-2</meta:generator>
    <meta:document-statistic meta:table-count="5" meta:cell-count="204" meta:object-count="0"/>
  </office:meta>
</office:document-meta>
</file>